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3026" officeooo:paragraph-rsid="00143026" style:font-size-asian="12pt" style:font-size-complex="12pt"/>
    </style:style>
    <style:style style:name="P2" style:family="paragraph" style:parent-style-name="Standard">
      <style:text-properties fo:font-size="12pt" officeooo:rsid="00152404" officeooo:paragraph-rsid="00152404" style:font-size-asian="12pt" style:font-size-complex="12pt"/>
    </style:style>
    <style:style style:name="P3" style:family="paragraph" style:parent-style-name="Standard">
      <style:text-properties fo:font-size="12pt" officeooo:rsid="001864a3" officeooo:paragraph-rsid="001864a3" style:font-size-asian="12pt" style:font-size-complex="12pt"/>
    </style:style>
    <style:style style:name="P4" style:family="paragraph" style:parent-style-name="Standard">
      <style:text-properties fo:font-size="12pt" officeooo:rsid="0019f548" officeooo:paragraph-rsid="0019f548" style:font-size-asian="12pt" style:font-size-complex="12pt"/>
    </style:style>
    <style:style style:name="P5" style:family="paragraph" style:parent-style-name="Standard" style:list-style-name="L1">
      <style:text-properties fo:font-size="12pt" officeooo:rsid="00152404" officeooo:paragraph-rsid="00152404" style:font-size-asian="12pt" style:font-size-complex="12pt"/>
    </style:style>
    <style:style style:name="P6" style:family="paragraph" style:parent-style-name="Standard" style:list-style-name="L2">
      <style:text-properties fo:font-size="12pt" officeooo:rsid="00152404" officeooo:paragraph-rsid="00152404" style:font-size-asian="12pt" style:font-size-complex="12pt"/>
    </style:style>
    <style:style style:name="P7" style:family="paragraph" style:parent-style-name="Standard" style:list-style-name="L3">
      <style:text-properties fo:font-size="12pt" officeooo:rsid="001864a3" officeooo:paragraph-rsid="001864a3" style:font-size-asian="12pt" style:font-size-complex="12pt"/>
    </style:style>
    <style:style style:name="P8" style:family="paragraph" style:parent-style-name="Standard">
      <style:text-properties fo:font-size="12pt" officeooo:rsid="0019f548" officeooo:paragraph-rsid="0019f548" style:font-size-asian="12pt" style:font-size-complex="12pt"/>
    </style:style>
    <style:style style:name="P9" style:family="paragraph" style:parent-style-name="Standard">
      <style:text-properties fo:font-size="12pt" officeooo:rsid="001b9c5c" officeooo:paragraph-rsid="001b9c5c" style:font-size-asian="12pt" style:font-size-complex="12pt"/>
    </style:style>
    <style:style style:name="P10" style:family="paragraph" style:parent-style-name="Standard">
      <style:text-properties fo:font-size="12pt" officeooo:rsid="001c9c42" officeooo:paragraph-rsid="001c9c42" style:font-size-asian="12pt" style:font-size-complex="12pt"/>
    </style:style>
    <style:style style:name="T1" style:family="text">
      <style:text-properties officeooo:rsid="001b9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CSS</text:p>
      <text:p text:style-name="P1"/>
      <text:p text:style-name="P1">4.1 ¿Qué es css?</text:p>
      <text:p text:style-name="P1"/>
      <text:p text:style-name="P1">Cascade Style Sheet: Intentan separar en un documento el estilo lógico del estilo físico.</text:p>
      <text:p text:style-name="P1"/>
      <text:p text:style-name="P2">El estilo lógico contiene elementos comopor ejemplo:</text:p>
      <text:p text:style-name="P2"/>
      <text:list xml:id="list1673085298" text:style-name="L1">
        <text:list-item>
          <text:p text:style-name="P5">cabeceras</text:p>
        </text:list-item>
        <text:list-item>
          <text:p text:style-name="P5">parrafos</text:p>
        </text:list-item>
        <text:list-item>
          <text:p text:style-name="P5">enlaces</text:p>
        </text:list-item>
        <text:list-item>
          <text:p text:style-name="P5">imagenes</text:p>
        </text:list-item>
      </text:list>
      <text:p text:style-name="P2">el estilo físico tendría:</text:p>
      <text:p text:style-name="P2"/>
      <text:list xml:id="list135551370" text:style-name="L2">
        <text:list-item>
          <text:p text:style-name="P6">Tipos de letra</text:p>
        </text:list-item>
        <text:list-item>
          <text:p text:style-name="P6">colores de fondo y de letra</text:p>
        </text:list-item>
        <text:list-item>
          <text:p text:style-name="P6">Anchos, altos</text:p>
        </text:list-item>
        <text:list-item>
          <text:p text:style-name="P6">Margenes</text:p>
        </text:list-item>
      </text:list>
      <text:p text:style-name="P2"/>
      <text:p text:style-name="P3">4.2 <text:span text:style-name="T1">Reglas CSS</text:span></text:p>
      <text:p text:style-name="P3"/>
      <text:p text:style-name="P3">Las reglas css establecen las propiedades <text:s/>se aplican alos elementos</text:p>
      <text:p text:style-name="P3"/>
      <text:p text:style-name="P3">selector</text:p>
      <text:p text:style-name="P3"/>
      <text:p text:style-name="P3">{</text:p>
      <text:p text:style-name="P3"><text:s/>p1, p2, p3</text:p>
      <text:p text:style-name="P3"/>
      <text:p text:style-name="P3">}</text:p>
      <text:p text:style-name="P3"/>
      <text:p text:style-name="P3">Dónde:</text:p>
      <text:p text:style-name="P3"/>
      <text:list xml:id="list2680352845" text:style-name="L3">
        <text:list-item>
          <text:p text:style-name="P7">selector: etiqueta html a la que se le aplica el estilo</text:p>
        </text:list-item>
        <text:list-item>
          <text:p text:style-name="P7">propiedad: propiedad concreta del elemento que se quiere modificar</text:p>
        </text:list-item>
        <text:list-item>
          <text:p text:style-name="P7">valor: valor que toma la propiedad.</text:p>
        </text:list-item>
      </text:list>
      <text:p text:style-name="P3"/>
      <text:p text:style-name="P4">4.2.1 Ubicación de las reglas</text:p>
      <text:p text:style-name="P4"/>
      <text:p text:style-name="P4">Existen <text:s/>tres posibilidades</text:p>
      <text:p text:style-name="P4"/>
      <text:p text:style-name="P4">1. Aplicación directa en etiqueta mediante <text:s/>el atributo style</text:p>
      <text:p text:style-name="P4"/>
      <text:p text:style-name="P4"/>
      <text:p text:style-name="P9">2. Redefininción de etiquetas: <text:s/>Los electores que se especifican en la regla se aplican a todo el documento. Para ello seleccionamos los elementos a os que remos aplicar las reglas.</text:p>
      <text:p text:style-name="P9"/>
      <text:p text:style-name="P9">&lt;style type=”text/css”&gt;</text:p>
      <text:p text:style-name="P9"><text:tab/>Etiqueta</text:p>
      <text:p text:style-name="P9"><text:tab/>{</text:p>
      <text:p text:style-name="P9"><text:tab/> <text:s text:c="4"/>propiedad1: valor1;</text:p>
      <text:p text:style-name="P9"><text:tab/> <text:s text:c="4"/>propiedad2:valor2;</text:p>
      <text:p text:style-name="P9"/>
      <text:p text:style-name="P9"><text:soft-page-break/><text:tab/>}</text:p>
      <text:p text:style-name="P9"/>
      <text:p text:style-name="P9"><text:tab/>Etiqueta2{</text:p>
      <text:p text:style-name="P9"/>
      <text:p text:style-name="P9"><text:tab/><text:tab/>propiedad1:valor1;</text:p>
      <text:p text:style-name="P9"/>
      <text:p text:style-name="P9"><text:tab/>}</text:p>
      <text:p text:style-name="P9"/>
      <text:p text:style-name="P9">&lt;/style&gt;</text:p>
      <text:p text:style-name="P4"/>
      <text:p text:style-name="P10">3. Separar HTML de CSS: La definición de los elementos CSS se realiza mediante un fichero distinto. Se enlaza mediante:</text:p>
      <text:p text:style-name="P10"/>
      <text:p text:style-name="P10">&lt;link rel=”stylesheet” TYPE=”type/css” hrfef=UbicaciónFichero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0:19.769268618</meta:creation-date>
    <meta:generator>LibreOffice/5.4.0.3$Linux_X86_64 LibreOffice_project/40m0$Build-3</meta:generator>
    <dc:date>2018-03-06T12:53:57.272145293</dc:date>
    <meta:editing-duration>PT31M30S</meta:editing-duration>
    <meta:editing-cycles>3</meta:editing-cycles>
    <meta:document-statistic meta:table-count="0" meta:image-count="0" meta:object-count="0" meta:page-count="2" meta:paragraph-count="39" meta:word-count="188" meta:character-count="1167" meta:non-whitespace-character-count="1005"/>
  </office:meta>
</office:document-meta>
</file>